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style:font-name="Courier New" fo:font-size="10pt" fo:language="zxx" fo:country="none" officeooo:paragraph-rsid="0220621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1f608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rsid="0213f657" officeooo:paragraph-rsid="02206216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23157c2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fo:language="zxx" fo:country="none" fo:font-style="normal" officeooo:rsid="0213f657" officeooo:paragraph-rsid="021f608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fo:language="zxx" fo:country="none" fo:font-style="normal" officeooo:rsid="0213f657" officeooo:paragraph-rsid="0220621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rsid="0213f657" officeooo:paragraph-rsid="023157c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5" style:family="paragraph" style:parent-style-name="Table_20_Contents">
      <style:text-properties officeooo:paragraph-rsid="004d3c50"/>
    </style:style>
    <style:style style:name="P56" style:family="paragraph" style:parent-style-name="Table_20_Contents">
      <style:text-properties officeooo:paragraph-rsid="006e8e1a"/>
    </style:style>
    <style:style style:name="P57" style:family="paragraph" style:parent-style-name="Table_20_Contents">
      <style:text-properties officeooo:paragraph-rsid="00767c54"/>
    </style:style>
    <style:style style:name="P58" style:family="paragraph" style:parent-style-name="Table_20_Contents">
      <style:text-properties officeooo:paragraph-rsid="009375c2"/>
    </style:style>
    <style:style style:name="P59" style:family="paragraph" style:parent-style-name="Table_20_Contents">
      <style:text-properties officeooo:paragraph-rsid="00b698e2"/>
    </style:style>
    <style:style style:name="P60" style:family="paragraph" style:parent-style-name="Table_20_Contents">
      <style:text-properties officeooo:paragraph-rsid="00bfdbd1"/>
    </style:style>
    <style:style style:name="P61" style:family="paragraph" style:parent-style-name="Table_20_Contents">
      <style:text-properties officeooo:paragraph-rsid="00e67b40"/>
    </style:style>
    <style:style style:name="P62" style:family="paragraph" style:parent-style-name="Table_20_Contents">
      <style:text-properties officeooo:paragraph-rsid="00e75ea5"/>
    </style:style>
    <style:style style:name="P63" style:family="paragraph" style:parent-style-name="Table_20_Contents">
      <style:text-properties officeooo:paragraph-rsid="0108f4cf"/>
    </style:style>
    <style:style style:name="P64" style:family="paragraph" style:parent-style-name="Table_20_Contents">
      <style:text-properties officeooo:paragraph-rsid="010e8474"/>
    </style:style>
    <style:style style:name="P65" style:family="paragraph" style:parent-style-name="Table_20_Contents">
      <style:text-properties officeooo:paragraph-rsid="011fee52"/>
    </style:style>
    <style:style style:name="P66" style:family="paragraph" style:parent-style-name="Table_20_Contents">
      <style:text-properties officeooo:paragraph-rsid="01262962"/>
    </style:style>
    <style:style style:name="P67" style:family="paragraph" style:parent-style-name="Table_20_Contents">
      <style:text-properties officeooo:paragraph-rsid="0127770a"/>
    </style:style>
    <style:style style:name="P68" style:family="paragraph" style:parent-style-name="Table_20_Contents">
      <style:text-properties officeooo:paragraph-rsid="012a02c9"/>
    </style:style>
    <style:style style:name="P69" style:family="paragraph" style:parent-style-name="Table_20_Contents">
      <style:text-properties officeooo:paragraph-rsid="012d6f0c"/>
    </style:style>
    <style:style style:name="P70" style:family="paragraph" style:parent-style-name="Table_20_Contents">
      <style:text-properties officeooo:paragraph-rsid="014029c5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56ef0e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Table_20_Contents">
      <style:text-properties officeooo:paragraph-rsid="01c4af9a"/>
    </style:style>
    <style:style style:name="P79" style:family="paragraph" style:parent-style-name="Table_20_Contents">
      <style:text-properties officeooo:paragraph-rsid="01c67a72"/>
    </style:style>
    <style:style style:name="P80" style:family="paragraph" style:parent-style-name="Table_20_Contents">
      <style:text-properties officeooo:paragraph-rsid="01d72fd8"/>
    </style:style>
    <style:style style:name="P81" style:family="paragraph" style:parent-style-name="Table_20_Contents">
      <style:text-properties officeooo:paragraph-rsid="01daa4a7"/>
    </style:style>
    <style:style style:name="P82" style:family="paragraph" style:parent-style-name="Table_20_Contents">
      <style:text-properties officeooo:paragraph-rsid="0072b850"/>
    </style:style>
    <style:style style:name="P83" style:family="paragraph" style:parent-style-name="Table_20_Contents">
      <style:text-properties officeooo:paragraph-rsid="003a1440"/>
    </style:style>
    <style:style style:name="P84" style:family="paragraph" style:parent-style-name="Table_20_Contents">
      <style:text-properties officeooo:paragraph-rsid="0049a42a"/>
    </style:style>
    <style:style style:name="P85" style:family="paragraph" style:parent-style-name="Table_20_Contents">
      <style:text-properties officeooo:paragraph-rsid="01f2ee4b"/>
    </style:style>
    <style:style style:name="P86" style:family="paragraph" style:parent-style-name="Table_20_Contents">
      <style:text-properties officeooo:paragraph-rsid="01f34d1f"/>
    </style:style>
    <style:style style:name="P87" style:family="paragraph" style:parent-style-name="Table_20_Contents">
      <style:text-properties officeooo:paragraph-rsid="01f75a5d"/>
    </style:style>
    <style:style style:name="P88" style:family="paragraph" style:parent-style-name="Table_20_Contents">
      <style:text-properties officeooo:paragraph-rsid="01ff8b12"/>
    </style:style>
    <style:style style:name="P89" style:family="paragraph" style:parent-style-name="Table_20_Contents">
      <style:text-properties officeooo:paragraph-rsid="02062754"/>
    </style:style>
    <style:style style:name="P90" style:family="paragraph" style:parent-style-name="Table_20_Contents">
      <style:text-properties officeooo:paragraph-rsid="020801da"/>
    </style:style>
    <style:style style:name="P91" style:family="paragraph" style:parent-style-name="Table_20_Contents">
      <style:text-properties officeooo:paragraph-rsid="022368e4"/>
    </style:style>
    <style:style style:name="P92" style:family="paragraph" style:parent-style-name="Table_20_Contents">
      <style:text-properties officeooo:paragraph-rsid="02245b63"/>
    </style:style>
    <style:style style:name="P93" style:family="paragraph" style:parent-style-name="Table_20_Contents">
      <style:text-properties officeooo:paragraph-rsid="022a3a56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3" style:family="paragraph" style:parent-style-name="Table_20_Contents">
      <style:text-properties officeooo:paragraph-rsid="004d3c50"/>
    </style:style>
    <style:style style:name="P104" style:family="paragraph" style:parent-style-name="Table_20_Contents">
      <style:text-properties officeooo:paragraph-rsid="0236463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d48720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35f654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officeooo:rsid="00c77656"/>
    </style:style>
    <style:style style:name="T180" style:family="text">
      <style:text-properties fo:font-style="italic" officeooo:rsid="0213f657" style:font-style-asian="italic" style:font-style-complex="italic"/>
    </style:style>
    <style:style style:name="T181" style:family="text">
      <style:text-properties officeooo:rsid="0213f657"/>
    </style:style>
    <style:style style:name="T182" style:family="text">
      <style:text-properties fo:font-style="normal" officeooo:rsid="0213f657" style:font-style-asian="normal" style:font-style-complex="normal"/>
    </style:style>
    <style:style style:name="T183" style:family="text">
      <style:text-properties fo:font-style="normal" officeooo:rsid="021570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Default_20_Paragraph_20_Font"><text:span text:style-name="T173">Celestra cheatsheet – v</text:span></text:span><text:span text:style-name="Default_20_Paragraph_20_Font"><text:span text:style-name="T175">5</text:span></text:span><text:span text:style-name="Default_20_Paragraph_20_Font"><text:span text:style-name="T174">.</text:span></text:span><text:span text:style-name="Default_20_Paragraph_20_Font"><text:span text:style-name="T177">4</text:span></text:span><text:span text:style-name="Default_20_Paragraph_20_Font"><text:span text:style-name="T176">.</text:span></text:span><text:span text:style-name="Default_20_Paragraph_20_Font"><text:span text:style-name="T178">3</text:span></text:span><text:span text:style-name="Default_20_Paragraph_20_Font"><text:span text:style-name="T173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20685119616">
          <table:table-cell table:style-name="Table1.A1" office:value-type="string">
            <text:p text:style-name="P94">Core API</text:p>
          </table:table-cell>
          <table:table-cell table:style-name="Table1.A1" office:value-type="string">
            <text:p text:style-name="P96">DOM</text:p>
          </table:table-cell>
          <table:table-cell table:style-name="Table1.C1" office:value-type="string">
            <text:p text:style-name="P53"><text:span text:style-name="Source_20_Text"><text:span text:style-name="T3">Type checking</text:span></text:span></text:p>
          </table:table-cell>
        </table:table-row>
        <table:table-row table:style-name="TableLine2020685128320">
          <table:table-cell table:style-name="Table1.A2" office:value-type="string">
            <text:p text:style-name="P72"><text:span text:style-name="Source_20_Text"><text:span text:style-name="T45">signbit(&lt;value&gt;);</text:span></text:span></text:p>
            <text:p text:style-name="P55"><text:span text:style-name="Source_20_Text"><text:span text:style-name="T29">delay(&lt;ms&gt;).then(&lt;callback&gt;);</text:span></text:span></text:p>
            <text:p text:style-name="P104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5"><text:span text:style-name="Source_20_Text"><text:span text:style-name="T29">inherit(&lt;subclass&gt;,&lt;superclass&gt;);</text:span></text:span></text:p>
            <text:p text:style-name="P55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55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77"><text:span text:style-name="Source_20_Text"><text:span text:style-name="T29">randomBoolean</text:span></text:span><text:span text:style-name="Source_20_Text"><text:span text:style-name="T48">();</text:span></text:span></text:p>
            <text:p text:style-name="P77"><text:span text:style-name="Source_20_Text"><text:span text:style-name="T51">randomID([hyphens=true][,usedate=false]);</text:span></text:span></text:p>
            <text:p text:style-name="P57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7"><text:span text:style-name="Source_20_Text"><text:span text:style-name="T29">inRange(&lt;value&gt;,&lt;min&gt;,&lt;max&gt;);</text:span></text:span></text:p>
            <text:p text:style-name="P86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55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5"><text:span text:style-name="Source_20_Text"><text:span text:style-name="T29">getUrlVars([str=location.search]);</text:span></text:span></text:p>
            <text:p text:style-name="P55"><text:span text:style-name="Source_20_Text"><text:span text:style-name="T29">obj2string(&lt;object&gt;);</text:span></text:span></text:p>
            <text:p text:style-name="P55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5"><text:span text:style-name="Source_20_Text"><text:span text:style-name="T29">extend([deep,]&lt;target&gt;,&lt;source1&gt;[,srcN]);</text:span></text:span></text:p>
            <text:p text:style-name="P86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87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87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86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7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91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55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8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8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92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55"><text:span text:style-name="Source_20_Text"><text:span text:style-name="T29">strCodePoints(&lt;string&gt;);</text:span></text:span></text:p>
            <text:p text:style-name="P55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6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86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70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9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9"><text:span text:style-name="Source_20_Text"><text:span text:style-name="T29">assertTrue(&lt;msg&gt;,&lt;value&gt;);</text:span></text:span></text:p>
            <text:p text:style-name="P59"><text:span text:style-name="Source_20_Text"><text:span text:style-name="T29">assertFalse(&lt;msg&gt;,&lt;value&gt;);</text:span></text:span></text:p>
            <text:p text:style-name="P67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5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55"><text:span text:style-name="Source_20_Text"><text:span text:style-name="T29">qs(&lt;selector&gt;[,context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55"><text:span text:style-name="Source_20_Text"><text:span text:style-name="T29">domCreate(&lt;type&gt;[,properties[,innerHTML]]);</text:span></text:span></text:p>
            <text:p text:style-name="P55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5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60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55"><text:span text:style-name="Source_20_Text"><text:span text:style-name="T29">domSetCSS(&lt;element&gt;,&lt;property&gt;,&lt;value&gt;);</text:span></text:span></text:p>
            <text:p text:style-name="P55"><text:span text:style-name="Source_20_Text"><text:span text:style-name="T29">domSetCSS(&lt;element&gt;,&lt;properties&gt;);</text:span></text:span></text:p>
            <text:p text:style-name="P55"><text:span text:style-name="Source_20_Text"><text:span text:style-name="T29">domFadeIn(&lt;element&gt;[,duration[,display]]);</text:span></text:span></text:p>
            <text:p text:style-name="P55"><text:span text:style-name="Source_20_Text"><text:span text:style-name="T29">domFadeOut(&lt;element&gt;[,duration]);</text:span></text:span></text:p>
            <text:p text:style-name="P55"><text:span text:style-name="Source_20_Text"><text:span text:style-name="T29">domFadeToggle(&lt;elem.&gt;[,duration[,display]]);</text:span></text:span></text:p>
            <text:p text:style-name="P67"><text:span text:style-name="Source_20_Text"><text:span text:style-name="T29">domShow(&lt;element&gt;[,display]);</text:span></text:span></text:p>
            <text:p text:style-name="P67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55"><text:span text:style-name="Source_20_Text"><text:span text:style-name="T29">domToggle(&lt;element&gt;[,display]);</text:span></text:span></text:p>
            <text:p text:style-name="P55"><text:span text:style-name="Source_20_Text"><text:span text:style-name="T29">domIsHidden(&lt;element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domSiblings(&lt;element&gt;);</text:span></text:span></text:p>
            <text:p text:style-name="P55"><text:span text:style-name="Source_20_Text"><text:span text:style-name="T29">domSiblingsPrev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5"><text:span text:style-name="Source_20_Text"><text:span text:style-name="T29">domSiblingsNext(&lt;element&gt;);</text:span></text:span></text:p>
            <text:p text:style-name="P71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6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5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6"><text:span text:style-name="Source_20_Text"><text:span text:style-name="T29"/></text:span></text:p>
            <text:p text:style-name="P76"><text:span text:style-name="Source_20_Text"><text:span text:style-name="T29">importScript(&lt;script1&gt;[,scriptN]);</text:span></text:span></text:p>
            <text:p text:style-name="P76"><text:span text:style-name="Source_20_Text"><text:span text:style-name="T29">importStyle(&lt;style1&gt;[,styleN]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67"><text:span text:style-name="Source_20_Text"><text:span text:style-name="T29">setFullscreenOff();</text:span></text:span></text:p>
            <text:p text:style-name="P67"><text:span text:style-name="Source_20_Text"><text:span text:style-name="T29">getFullscreen();</text:span></text:span></text:p>
            <text:p text:style-name="P79"><text:span text:style-name="Source_20_Text"><text:span text:style-name="T29"/></text:span></text:p>
            <text:p text:style-name="P79"><text:span text:style-name="Source_20_Text"><text:span text:style-name="T29">form2array(&lt;form&gt;);</text:span></text:span></text:p>
            <text:p text:style-name="P79"><text:span text:style-name="Source_20_Text"><text:span text:style-name="T29">form2string(&lt;form&gt;);</text:span></text:span></text:p>
            <text:p text:style-name="P55"><text:span text:style-name="Source_20_Text"><text:span text:style-name="T29"/></text:span></text:p>
            <text:p text:style-name="P55"><text:span text:style-name="Source_20_Text"><text:span text:style-name="T29">getDoNotTrack();</text:span></text:span></text:p>
            <text:p text:style-name="P55"><text:span text:style-name="Source_20_Text"><text:span text:style-name="T29">getLocation(&lt;success&gt;[,error]);</text:span></text:span></text:p>
            <text:p text:style-name="P55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61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1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9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9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8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1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66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8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86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6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6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85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85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6"><text:span text:style-name="Source_20_Text"><text:span text:style-name="T29">isPlainObject(&lt;value&gt;);</text:span></text:span></text:p>
            <text:p text:style-name="P85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5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80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65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8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8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8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82"><text:span text:style-name="Source_20_Text"><text:span text:style-name="T29">isArraylike(&lt;value&gt;);</text:span></text:span></text:p>
            <text:p text:style-name="P81"><text:span text:style-name="Source_20_Text"><text:span text:style-name="T29">isTypedArray(&lt;value&gt;);</text:span></text:span></text:p>
            <text:p text:style-name="P81"><text:span text:style-name="Source_20_Text"><text:span text:style-name="T29">isArrayBuffer(&lt;value&gt;);</text:span></text:span></text:p>
            <text:p text:style-name="P85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85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8"><text:span text:style-name="Source_20_Text"><text:span text:style-name="T29">isEmptyObject(&lt;value&gt;);</text:span></text:span></text:p>
            <text:p text:style-name="P68"><text:span text:style-name="Source_20_Text"><text:span text:style-name="T29">isEmptyArray(&lt;value&gt;);</text:span></text:span></text:p>
            <text:p text:style-name="P68"><text:span text:style-name="Source_20_Text"><text:span text:style-name="T29">isEmptyMap(&lt;value&gt;);</text:span></text:span></text:p>
            <text:p text:style-name="P68"><text:span text:style-name="Source_20_Text"><text:span text:style-name="T29">isEmptySet(&lt;value&gt;);</text:span></text:span></text:p>
            <text:p text:style-name="P68"><text:span text:style-name="Source_20_Text"><text:span text:style-name="T29">isEmptyIterator(&lt;value&gt;);</text:span></text:span></text:p>
            <text:p text:style-name="P67"><text:span text:style-name="Source_20_Text"><text:span text:style-name="T29">isSameObject(&lt;object1&gt;,&lt;object2&gt;);</text:span></text:span></text:p>
            <text:p text:style-name="P67"><text:span text:style-name="Source_20_Text"><text:span text:style-name="T29">isSameArray(&lt;array1&gt;,&lt;array2&gt;);</text:span></text:span></text:p>
            <text:p text:style-name="P67"><text:span text:style-name="Source_20_Text"><text:span text:style-name="T29">isSameMap(&lt;map1&gt;,&lt;map2&gt;);</text:span></text:span></text:p>
            <text:p text:style-name="P67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7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8">Polyfills</text:p>
          </table:table-cell>
        </table:table-row>
        <table:table-row table:style-name="TableLine2020685143824">
          <table:table-cell table:style-name="Table4.A3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63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64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4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4"><text:span text:style-name="Source_20_Text"><text:span text:style-name="T5"/></text:span></text:p>
            <text:p text:style-name="P63"><text:span text:style-name="Source_20_Text"><text:span text:style-name="T6">iterRange([start=0[,step=1[,end=Infinity]]]);</text:span></text:span></text:p>
            <text:p text:style-name="P63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3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arrayUnion(&lt;collection1&gt;[,collectionN]);</text:span></text:span></text:p>
            <text:p text:style-name="P62"><text:span text:style-name="Source_20_Text"><text:span text:style-name="T5">arrayIntersection(&lt;collection1&gt;,&lt;collection2&gt;);</text:span></text:span></text:p>
            <text:p text:style-name="P62"><text:span text:style-name="Source_20_Text"><text:span text:style-name="T5">arrayDifference(&lt;collection1&gt;,&lt;collection2&gt;);</text:span></text:span></text:p>
            <text:p text:style-name="P62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2"><text:span text:style-name="Source_20_Text"><text:span text:style-name="T5">setUnion(&lt;collection1&gt;[,collectionN]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setIntersection(&lt;set1&gt;,&lt;set2&gt;);</text:span></text:span></text:p>
            <text:p text:style-name="P62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62"><text:span text:style-name="Source_20_Text"><text:span text:style-name="T5"/></text:span></text:p>
            <text:p text:style-name="P62"><text:span text:style-name="Source_20_Text"><text:span text:style-name="T5">isSuperset(&lt;superCollection&gt;,&lt;subCollection&gt;);</text:span></text:span></text:p>
            <text:p text:style-name="P62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3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3" table:number-rows-spanned="3" office:value-type="string">
            <text:p text:style-name="P63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5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By(&lt;collec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6"><text:span text:style-name="Source_20_Text"><text:span text:style-name="T5"/></text:span></text:p>
            <text:p text:style-name="P66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73"><text:span text:style-name="Source_20_Text"><text:span text:style-name="T5">item(&lt;collection&gt;,&lt;index&gt;);</text:span></text:span></text:p>
            <text:p text:style-name="P74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By();</text:span></text:span></text:p>
            <text:p text:style-name="P26"><text:span text:style-name="Source_20_Text"><text:span text:style-name="T133">Array.prototype.groupBy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3"/>
          <table:covered-table-cell table:style-name="Table4.B3"/>
          <table:table-cell table:style-name="Table4.C3" office:value-type="string">
            <text:p text:style-name="P99"><text:span text:style-name="T179">Non-standard p</text:span>olyfills</text:p>
          </table:table-cell>
        </table:table-row>
        <table:table-row table:style-name="TableLine2020685146272"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7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9">Math plugin (with celestra-math.min.js)</text:p>
          </table:table-cell>
          <table:covered-table-cell/>
          <table:table-cell table:style-name="Table2.C1" office:value-type="string">
            <text:p text:style-name="P97">Abstract functions</text:p>
          </table:table-cell>
        </table:table-row>
        <table:table-row table:style-name="TableLine2020685140288">
          <table:table-cell table:style-name="Table2.B2" office:value-type="string">
            <text:p text:style-name="P42"/>
            <text:p text:style-name="P43">sum(&lt;value1&gt;[,valueN]);</text:p>
            <text:p text:style-name="P43">avg(&lt;value1&gt;[,valueN]);</text:p>
            <text:p text:style-name="P43">product(&lt;value1&gt;[,valueN]);</text:p>
            <text:p text:style-name="P43"/>
            <text:p text:style-name="P43">clamp(&lt;value&gt;,&lt;min&gt;,&lt;max&gt;);</text:p>
            <text:p text:style-name="P43"/>
            <text:p text:style-name="P43">isEven(&lt;value&gt;);</text:p>
            <text:p text:style-name="P43">isOdd(&lt;value&gt;);</text:p>
            <text:p text:style-name="P44"/>
            <text:p text:style-name="P50"/>
            <text:p text:style-name="P50"/>
            <text:p text:style-name="P44"/>
            <text:p text:style-name="P51"/>
            <text:p text:style-name="P50"/>
          </table:table-cell>
          <table:table-cell table:style-name="Table2.B2" office:value-type="string">
            <text:p text:style-name="P43"/>
            <text:p text:style-name="P52">toFloat32(&lt;value&gt;);</text:p>
            <text:p text:style-name="P48"/>
            <text:p text:style-name="P43">toInt8(&lt;value&gt;);</text:p>
            <text:p text:style-name="P43">toUInt8(&lt;value&gt;);<text:span text:style-name="T180"> </text:span></text:p>
            <text:p text:style-name="P43">toInt16(&lt;value&gt;);<text:span text:style-name="T180"> </text:span></text:p>
            <text:p text:style-name="P43">toUInt<text:span text:style-name="T181">1</text:span>6(&lt;value&gt;);<text:span text:style-name="T180"> </text:span></text:p>
            <text:p text:style-name="P43">toInt32(&lt;value&gt;);<text:span text:style-name="T180"> </text:span></text:p>
            <text:p text:style-name="P43">toUInt32(&lt;value&gt;);<text:span text:style-name="T180"> </text:span></text:p>
            <text:p text:style-name="P43">toBigInt64(&lt;value&gt;);<text:span text:style-name="T180"> </text:span></text:p>
            <text:p text:style-name="P43">toBigUInt64(&lt;value&gt;);</text:p>
            <text:p text:style-name="P43"/>
            <text:p text:style-name="P45">isInt8(&lt;value&gt;);</text:p>
            <text:p text:style-name="P45">isUInt8(&lt;value&gt;);</text:p>
            <text:p text:style-name="P45">isInt16(&lt;value&gt;);</text:p>
            <text:p text:style-name="P51">isUInt16(&lt;value&gt;);</text:p>
            <text:p text:style-name="P51">isInt32(&lt;value&gt;);</text:p>
            <text:p text:style-name="P51">isUInt32(&lt;value&gt;);</text:p>
            <text:p text:style-name="P51">isBigInt64(&lt;value&gt;);</text:p>
            <text:p text:style-name="P43"><text:span text:style-name="T183">i</text:span><text:span text:style-name="T182">sBigUInt64(&lt;value&gt;);</text:span></text:p>
            <text:p text:style-name="P51"/>
          </table:table-cell>
          <table:table-cell table:style-name="Table2.C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9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69">o</text:span></text:span><text:span text:style-name="Source_20_Text"><text:span text:style-name="T172">bject</text:span></text:span><text:span text:style-name="Source_20_Text"><text:span text:style-name="T149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9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5">object</text:span></text:span><text:span text:style-name="Source_20_Text"><text:span text:style-name="T149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9">&gt;,&lt;</text:span></text:span><text:span text:style-name="Source_20_Text"><text:span text:style-name="T166">v</text:span></text:span><text:span text:style-name="Source_20_Text"><text:span text:style-name="T165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8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5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8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0">v</text:span></text:span><text:span text:style-name="Source_20_Text"><text:span text:style-name="T155">alue</text:span></text:span><text:span text:style-name="Source_20_Text"><text:span text:style-name="T170">1</text:span></text:span><text:span text:style-name="Source_20_Text"><text:span text:style-name="T149">&gt;,&lt;</text:span></text:span><text:span text:style-name="Source_20_Text"><text:span text:style-name="T170">v</text:span></text:span><text:span text:style-name="Source_20_Text"><text:span text:style-name="T155">alue</text:span></text:span><text:span text:style-name="Source_20_Text"><text:span text:style-name="T170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5">value1</text:span></text:span><text:span text:style-name="Source_20_Text"><text:span text:style-name="T149">&gt;,&lt;</text:span></text:span><text:span text:style-name="Source_20_Text"><text:span text:style-name="T165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5">val</text:span></text:span><text:span text:style-name="Source_20_Text"><text:span text:style-name="T171">ue</text:span></text:span><text:span text:style-name="Source_20_Text"><text:span text:style-name="T165">1</text:span></text:span><text:span text:style-name="Source_20_Text"><text:span text:style-name="T149">&gt;,&lt;</text:span></text:span><text:span text:style-name="Source_20_Text"><text:span text:style-name="T165">val</text:span></text:span><text:span text:style-name="Source_20_Text"><text:span text:style-name="T171">ue</text:span></text:span><text:span text:style-name="Source_20_Text"><text:span text:style-name="T165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9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7">o</text:span></text:span><text:span text:style-name="Source_20_Text"><text:span text:style-name="T172">bject</text:span></text:span><text:span text:style-name="Source_20_Text"><text:span text:style-name="T149">&gt;,&lt;</text:span></text:span><text:span text:style-name="Source_20_Text"><text:span text:style-name="T166">pr</text:span></text:span><text:span text:style-name="Source_20_Text"><text:span text:style-name="T165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54"><text:span text:style-name="Source_20_Text"><text:span text:style-name="T4">Cookie</text:span></text:span></text:p>
          </table:table-cell>
          <table:covered-table-cell/>
          <table:covered-table-cell/>
        </table:table-row>
        <table:table-row table:style-name="TableLine2020685139744">
          <table:table-cell table:style-name="Table2.A4" table:number-columns-spanned="3" office:value-type="string">
            <text:p text:style-name="P90"><text:span text:style-name="Source_20_Text"><text:span text:style-name="T29">getCookie([name]);</text:span></text:span></text:p>
            <text:p text:style-name="P90"><text:span text:style-name="Source_20_Text"><text:span text:style-name="T29">hasCookie(&lt;name&gt;);</text:span></text:span></text:p>
            <text:p text:style-name="P93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93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93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9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5">AJAX and CORS</text:p>
          </table:table-cell>
          <table:covered-table-cell/>
          <table:covered-table-cell/>
        </table:table-row>
        <table:table-row table:style-name="TableLine2020685145184">
          <table:table-cell table:style-name="Table2.A6" table:number-columns-spanned="3" office:value-type="string">
            <text:p text:style-name="P101"><text:span text:style-name="Source_20_Text"><text:span text:style-name="T29">getText(&lt;url&gt;,&lt;success&gt;);</text:span></text:span></text:p>
            <text:p text:style-name="P101"><text:span text:style-name="Source_20_Text"><text:span text:style-name="T29">getJson(&lt;url&gt;,&lt;success&gt;);</text:span></text:span></text:p>
            <text:p text:style-name="P100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4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zigler, Ferenc</meta:initial-creator>
    <meta:creation-date>2018-01-01T17:18:00Z</meta:creation-date>
    <dc:date>2022-03-14T13:13:50.556000000</dc:date>
    <meta:print-date>2019-08-23T14:41:00Z</meta:print-date>
    <meta:editing-cycles>742</meta:editing-cycles>
    <meta:editing-duration>PT15H46M52S</meta:editing-duration>
    <meta:document-statistic meta:table-count="3" meta:image-count="0" meta:object-count="0" meta:page-count="3" meta:paragraph-count="269" meta:word-count="362" meta:character-count="7852" meta:non-whitespace-character-count="7735"/>
    <meta:template xlink:type="simple" xlink:actuate="onRequest" xlink:title="" xlink:href="Normal.dotm"/>
  </office:meta>
</office:document-meta>
</file>